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7" table:style-name="ce1">
            <text:p>27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638" table:style-name="ce1">
            <text:p>638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8" table:style-name="ce1">
            <text:p>0,18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54" table:style-name="ce1">
            <text:p>54</text:p>
          </table:table-cell>
          <table:table-cell office:value-type="float" office:value="105" table:style-name="ce1">
            <text:p>105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22" table:style-name="ce1">
            <text:p>22</text:p>
          </table:table-cell>
          <table:table-cell office:value-type="float" office:value="102" table:style-name="ce1">
            <text:p>10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Miguel Saiz García</dc:creator>
    <dc:date>2023-08-02T21:17:48Z</dc:date>
    <meta:editing-duration>PT0S</meta:editing-duration>
  </office:meta>
</office:document-meta>
</file>